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90217" officeooo:paragraph-rsid="00190217"/>
    </style:style>
    <style:style style:name="P6" style:family="paragraph" style:parent-style-name="Standard">
      <style:text-properties officeooo:rsid="0019a9d6" officeooo:paragraph-rsid="006bd988"/>
    </style:style>
    <style:style style:name="P7" style:family="paragraph" style:parent-style-name="Standard">
      <style:text-properties officeooo:rsid="0019a9d6" officeooo:paragraph-rsid="007b24e2"/>
    </style:style>
    <style:style style:name="P8" style:family="paragraph" style:parent-style-name="Standard">
      <style:text-properties officeooo:rsid="002bc15c" officeooo:paragraph-rsid="002bc15c"/>
    </style:style>
    <style:style style:name="P9" style:family="paragraph" style:parent-style-name="Standard">
      <style:text-properties officeooo:rsid="00369046"/>
    </style:style>
    <style:style style:name="P10" style:family="paragraph" style:parent-style-name="Standard">
      <style:text-properties officeooo:rsid="00369046" officeooo:paragraph-rsid="00369046"/>
    </style:style>
    <style:style style:name="P11" style:family="paragraph" style:parent-style-name="Standard">
      <style:text-properties officeooo:paragraph-rsid="0017c51e"/>
    </style:style>
    <style:style style:name="P12" style:family="paragraph" style:parent-style-name="Standard">
      <style:text-properties officeooo:paragraph-rsid="00166acd"/>
    </style:style>
    <style:style style:name="P13" style:family="paragraph" style:parent-style-name="Standard">
      <style:text-properties officeooo:rsid="00162ac1" officeooo:paragraph-rsid="007b24e2"/>
    </style:style>
    <style:style style:name="P14" style:family="paragraph" style:parent-style-name="Standard">
      <style:text-properties officeooo:rsid="0082920a" officeooo:paragraph-rsid="0082920a"/>
    </style:style>
    <style:style style:name="P15" style:family="paragraph" style:parent-style-name="Standard">
      <style:text-properties officeooo:rsid="00d9e547" officeooo:paragraph-rsid="00d9e547"/>
    </style:style>
    <style:style style:name="P16" style:family="paragraph" style:parent-style-name="Standard">
      <style:text-properties officeooo:rsid="00e33af8" officeooo:paragraph-rsid="01293833"/>
    </style:style>
    <style:style style:name="P17" style:family="paragraph" style:parent-style-name="Standard">
      <style:text-properties officeooo:rsid="00e33af8" officeooo:paragraph-rsid="012a8d4c"/>
    </style:style>
    <style:style style:name="P18" style:family="paragraph" style:parent-style-name="Standard">
      <style:paragraph-properties fo:text-align="center" style:justify-single-word="false"/>
      <style:text-properties fo:font-weight="bold" officeooo:rsid="0110dcab" officeooo:paragraph-rsid="00b93b36" style:font-weight-asian="bold" style:font-weight-complex="bold"/>
    </style:style>
    <style:style style:name="P19" style:family="paragraph" style:parent-style-name="Standard">
      <style:text-properties officeooo:rsid="00462bf3" officeooo:paragraph-rsid="00462bf3"/>
    </style:style>
    <style:style style:name="P20" style:family="paragraph" style:parent-style-name="Standard">
      <style:text-properties officeooo:rsid="01240beb" officeooo:paragraph-rsid="01240beb"/>
    </style:style>
    <style:style style:name="P21" style:family="paragraph" style:parent-style-name="Standard">
      <style:text-properties officeooo:paragraph-rsid="012a8d4c"/>
    </style:style>
    <style:style style:name="P22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1862a5" officeooo:paragraph-rsid="011862a5"/>
    </style:style>
    <style:style style:name="P23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257549" officeooo:paragraph-rsid="01257549"/>
    </style:style>
    <style:style style:name="P2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1862a5" officeooo:paragraph-rsid="011862a5"/>
    </style:style>
    <style:style style:name="P2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257549" officeooo:paragraph-rsid="01257549"/>
    </style:style>
    <style:style style:name="P26" style:family="paragraph" style:parent-style-name="Standard" style:list-style-name="L1">
      <style:text-properties officeooo:rsid="01293833" officeooo:paragraph-rsid="01293833"/>
    </style:style>
    <style:style style:name="P27" style:family="paragraph" style:parent-style-name="Standard" style:list-style-name="L4">
      <style:text-properties officeooo:rsid="01293833" officeooo:paragraph-rsid="01293833"/>
    </style:style>
    <style:style style:name="P28" style:family="paragraph" style:parent-style-name="Standard" style:list-style-name="L1">
      <style:text-properties officeooo:rsid="012a8d4c" officeooo:paragraph-rsid="012a8d4c"/>
    </style:style>
    <style:style style:name="P29" style:family="paragraph" style:parent-style-name="Standard" style:list-style-name="L6">
      <style:text-properties officeooo:rsid="012a8d4c" officeooo:paragraph-rsid="012a8d4c"/>
    </style:style>
    <style:style style:name="P30" style:family="paragraph" style:parent-style-name="Standard" style:list-style-name="L1">
      <style:text-properties officeooo:rsid="00e33af8" officeooo:paragraph-rsid="012a8d4c"/>
    </style:style>
    <style:style style:name="P31" style:family="paragraph" style:parent-style-name="Standard" style:list-style-name="L2">
      <style:text-properties officeooo:rsid="008140de" officeooo:paragraph-rsid="00d8f386"/>
    </style:style>
    <style:style style:name="P32" style:family="paragraph" style:parent-style-name="Standard" style:list-style-name="L2">
      <style:text-properties officeooo:rsid="00c530ef" officeooo:paragraph-rsid="00c530ef"/>
    </style:style>
    <style:style style:name="P33" style:family="paragraph" style:parent-style-name="Standard" style:list-style-name="L3">
      <style:text-properties officeooo:rsid="012b26cf" officeooo:paragraph-rsid="012b26cf"/>
    </style:style>
    <style:style style:name="P34" style:family="paragraph" style:parent-style-name="Standard" style:list-style-name="L3">
      <style:text-properties officeooo:rsid="012df354" officeooo:paragraph-rsid="012df354"/>
    </style:style>
    <style:style style:name="P35" style:family="paragraph" style:parent-style-name="Standard" style:list-style-name="L2">
      <style:text-properties officeooo:rsid="00b59dbd" officeooo:paragraph-rsid="00c504b5"/>
    </style:style>
    <style:style style:name="P36" style:family="paragraph" style:parent-style-name="Standard" style:list-style-name="L4">
      <style:text-properties officeooo:rsid="012c8256" officeooo:paragraph-rsid="012c8256"/>
    </style:style>
    <style:style style:name="P37" style:family="paragraph" style:parent-style-name="Standard" style:list-style-name="L4">
      <style:text-properties officeooo:rsid="012ebda7" officeooo:paragraph-rsid="012ebda7"/>
    </style:style>
    <style:style style:name="P38" style:family="paragraph" style:parent-style-name="Standard" style:list-style-name="L5">
      <style:text-properties officeooo:rsid="00dccbd5" officeooo:paragraph-rsid="00dccbd5"/>
    </style:style>
    <style:style style:name="P39" style:family="paragraph" style:parent-style-name="Standard" style:list-style-name="L2">
      <style:text-properties officeooo:rsid="00dccbd5" officeooo:paragraph-rsid="00dccbd5"/>
    </style:style>
    <style:style style:name="P40" style:family="paragraph" style:parent-style-name="Standard" style:list-style-name="L2">
      <style:text-properties officeooo:rsid="00d07f2c" officeooo:paragraph-rsid="00d07f2c"/>
    </style:style>
    <style:style style:name="P41" style:family="paragraph" style:parent-style-name="Standard" style:list-style-name="L7">
      <style:text-properties officeooo:rsid="01279158" officeooo:paragraph-rsid="01279158"/>
    </style:style>
    <style:style style:name="P42" style:family="paragraph" style:parent-style-name="Standard" style:list-style-name="L2">
      <style:text-properties officeooo:rsid="01053643" officeooo:paragraph-rsid="01053643"/>
    </style:style>
    <style:style style:name="P43" style:family="paragraph" style:parent-style-name="Standard" style:list-style-name="L8">
      <style:text-properties officeooo:rsid="0110dcab" officeooo:paragraph-rsid="0110dcab"/>
    </style:style>
    <style:style style:name="T1" style:family="text">
      <style:text-properties officeooo:rsid="0019a9d6"/>
    </style:style>
    <style:style style:name="T2" style:family="text">
      <style:text-properties fo:font-weight="bold" officeooo:rsid="0019a9d6" style:font-weight-asian="bold" style:font-weight-complex="bold"/>
    </style:style>
    <style:style style:name="T3" style:family="text">
      <style:text-properties fo:font-weight="normal" officeooo:rsid="0019a9d6" style:font-weight-asian="normal" style:font-weight-complex="normal"/>
    </style:style>
    <style:style style:name="T4" style:family="text">
      <style:text-properties fo:font-weight="normal" officeooo:rsid="00dccbd5" style:font-weight-asian="normal" style:font-weight-complex="normal"/>
    </style:style>
    <style:style style:name="T5" style:family="text">
      <style:text-properties officeooo:rsid="00462bf3"/>
    </style:style>
    <style:style style:name="T6" style:family="text">
      <style:text-properties officeooo:rsid="004fdc42"/>
    </style:style>
    <style:style style:name="T7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9" style:family="text">
      <style:text-properties officeooo:rsid="0065f56d"/>
    </style:style>
    <style:style style:name="T10" style:family="text">
      <style:text-properties officeooo:rsid="006bd988"/>
    </style:style>
    <style:style style:name="T11" style:family="text">
      <style:text-properties officeooo:rsid="00162ac1"/>
    </style:style>
    <style:style style:name="T12" style:family="text">
      <style:text-properties officeooo:rsid="00825d4b"/>
    </style:style>
    <style:style style:name="T13" style:family="text">
      <style:text-properties officeooo:rsid="00edd3f6"/>
    </style:style>
    <style:style style:name="T14" style:family="text">
      <style:text-properties style:text-line-through-style="solid" style:text-line-through-type="single" officeooo:rsid="00162ac1"/>
    </style:style>
    <style:style style:name="T15" style:family="text">
      <style:text-properties officeooo:rsid="00f9db76"/>
    </style:style>
    <style:style style:name="T16" style:family="text">
      <style:text-properties officeooo:rsid="0119592b"/>
    </style:style>
    <style:style style:name="T17" style:family="text">
      <style:text-properties officeooo:rsid="01257549"/>
    </style:style>
    <style:style style:name="T18" style:family="text">
      <style:text-properties officeooo:rsid="01258356"/>
    </style:style>
    <style:style style:name="T19" style:family="text">
      <style:text-properties officeooo:rsid="0127388e"/>
    </style:style>
    <style:style style:name="T20" style:family="text">
      <style:text-properties officeooo:rsid="01293833"/>
    </style:style>
    <style:style style:name="T21" style:family="text">
      <style:text-properties officeooo:rsid="012993f4"/>
    </style:style>
    <style:style style:name="T22" style:family="text">
      <style:text-properties officeooo:rsid="012a8d4c"/>
    </style:style>
    <style:style style:name="T23" style:family="text">
      <style:text-properties officeooo:rsid="012adea7"/>
    </style:style>
    <style:style style:name="T24" style:family="text">
      <style:text-properties officeooo:rsid="0130bd12"/>
    </style:style>
    <style:style style:name="T25" style:family="text">
      <style:text-properties officeooo:rsid="01321e10"/>
    </style:style>
    <style:style style:name="T26" style:family="text">
      <style:text-properties officeooo:rsid="01335b5b"/>
    </style:style>
    <style:style style:name="T27" style:family="text">
      <style:text-properties officeooo:rsid="0133f0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sion Information</text:p>
      <text:p text:style-name="P18">v2.<text:span text:style-name="T27">3.0</text:span></text:p>
      <text:p text:style-name="P5">Each new version will commit this file to both document changes and include instructions for installation. <text:s/><text:span text:style-name="T1">Refer to the </text:span><text:span text:style-name="T2">Versioning How-to </text:span><text:span text:style-name="T4">below </text:span><text:span text:style-name="T3">for the sequence of commits/tags to make a version.</text:span></text:p>
      <text:p text:style-name="P1"/>
      <text:p text:style-name="P3">Changes:</text:p>
      <text:p text:style-name="P16"/>
      <text:p text:style-name="P16"><text:span text:style-name="T20">Fixes</text:span> (<text:span text:style-name="T24">F4 10 AB 67</text:span>):</text:p>
      <text:list xml:id="list1716664332" text:style-name="L1">
        <text:list-item>
          <text:p text:style-name="P26">Typ<text:span text:style-name="T21">o</text:span> in timelog.php at line 1356: ‘LOG_D’ should be ‘LOG_DSP’</text:p>
        </text:list-item>
      </text:list>
      <text:p text:style-name="P17"/>
      <text:p text:style-name="P17"><text:span text:style-name="T22">New “label” preference</text:span> (<text:span text:style-name="T25">2D B9 EF 66</text:span>):</text:p>
      <text:list xml:id="list130522103422693" text:continue-numbering="true" text:style-name="L1">
        <text:list-item>
          <text:p text:style-name="P28">A new preference to change the “label” applied to system elements. <text:s/>See docs/ProjectLogsSystem.odt. <text:s/>Only the “event” element <text:span text:style-name="T23">as applied to projects</text:span> is implemented.</text:p>
        </text:list-item>
      </text:list>
      <text:p text:style-name="P17"/>
      <text:p text:style-name="P17"><text:span text:style-name="T13">Whas up</text:span> (<text:span text:style-name="T15">xx xx xx xx</text:span>):</text:p>
      <text:list xml:id="list130521493649777" text:continue-numbering="true" text:style-name="L1">
        <text:list-item>
          <text:p text:style-name="P30">Bring <text:span text:style-name="T13">it on</text:span></text:p>
        </text:list-item>
      </text:list>
      <text:p text:style-name="P21"/>
      <text:p text:style-name="P12"><text:span text:style-name="T7">Installation instructions</text:span><text:span text:style-name="T8">:</text:span></text:p>
      <text:list xml:id="list2219984181" text:style-name="L2">
        <text:list-item>
          <text:p text:style-name="P31">version.php</text:p>
        </text:list-item>
        <text:list-item>
          <text:p text:style-name="P32">offline/lib/</text:p>
        </text:list-item>
      </text:list>
      <text:list xml:id="list1627954761" text:style-name="L3">
        <text:list-item>
          <text:list>
            <text:list-item>
              <text:p text:style-name="P33">preference_set.php</text:p>
            </text:list-item>
            <text:list-item>
              <text:p text:style-name="P34">project_select.php</text:p>
            </text:list-item>
          </text:list>
        </text:list-item>
      </text:list>
      <text:list xml:id="list130522325193023" text:continue-list="list2219984181" text:style-name="L2">
        <text:list-item>
          <text:p text:style-name="P35">offline/main/</text:p>
        </text:list-item>
      </text:list>
      <text:list xml:id="list4184153415" text:style-name="L4">
        <text:list-item>
          <text:list>
            <text:list-item>
              <text:p text:style-name="P27">timelog.php</text:p>
            </text:list-item>
            <text:list-item>
              <text:p text:style-name="P36">project_edit.php</text:p>
            </text:list-item>
            <text:list-item>
              <text:p text:style-name="P37">eventlog.php</text:p>
            </text:list-item>
          </text:list>
        </text:list-item>
      </text:list>
      <text:list xml:id="list130521448303885" text:continue-list="list130522325193023" text:style-name="L2">
        <text:list-item>
          <text:p text:style-name="P35">scripts/</text:p>
        </text:list-item>
      </text:list>
      <text:list xml:id="list3390387906" text:style-name="L5">
        <text:list-item>
          <text:list>
            <text:list-item>
              <text:p text:style-name="P38">NA</text:p>
            </text:list-item>
          </text:list>
        </text:list-item>
      </text:list>
      <text:list xml:id="list130522311143644" text:continue-list="list130521448303885" text:style-name="L2">
        <text:list-item>
          <text:p text:style-name="P40">DB</text:p>
        </text:list-item>
      </text:list>
      <text:list xml:id="list2148967731" text:style-name="L6">
        <text:list-item>
          <text:list>
            <text:list-item>
              <text:p text:style-name="P29">Insert “label” template into d10_preferences</text:p>
            </text:list-item>
          </text:list>
        </text:list-item>
      </text:list>
      <text:list xml:id="list130523104604863" text:continue-list="list130522311143644" text:style-name="L2">
        <text:list-item>
          <text:p text:style-name="P39">Reports</text:p>
        </text:list-item>
      </text:list>
      <text:list xml:id="list2107931067" text:style-name="L7">
        <text:list-item>
          <text:list>
            <text:list-item>
              <text:p text:style-name="P41">N/A</text:p>
            </text:list-item>
          </text:list>
        </text:list-item>
      </text:list>
      <text:list xml:id="list130522542498878" text:continue-list="list130523104604863" text:style-name="L2">
        <text:list-item>
          <text:p text:style-name="P42">Other</text:p>
        </text:list-item>
      </text:list>
      <text:list xml:id="list185879599" text:style-name="L8">
        <text:list-item>
          <text:list>
            <text:list-item>
              <text:p text:style-name="P43">N/A</text:p>
            </text:list-item>
          </text:list>
        </text:list-item>
      </text:list>
      <text:p text:style-name="P14"/>
      <text:p text:style-name="P11"/>
      <text:p text:style-name="P4">Versioning How-to:</text:p>
      <text:p text:style-name="P9"/>
      <text:p text:style-name="P20">For each group of changes, git add &lt;module&gt; <text:span text:style-name="T17">then</text:span></text:p>
      <text:p text:style-name="P23">describe changes in docs/commitMsg then</text:p>
      <text:p text:style-name="P25">git commit -F docs/commitMsg (or -m &lt;message&gt;) then</text:p>
      <text:p text:style-name="P25">save the commit <text:span text:style-name="T18">SHA1 hash</text:span> in this doc</text:p>
      <text:p text:style-name="P15">Inspect with gitk, git log -<text:span text:style-name="T18">n &lt;how many to display&gt;</text:span>, git status</text:p>
      <text:p text:style-name="P19">Update <text:span text:style-name="T9">version # in this doc and</text:span> <text:span text:style-name="T10">version</text:span>.php:</text:p>
      <text:p text:style-name="P22">First level number is for a major architectural change;</text:p>
      <text:p text:style-name="P24">Second level indicates new functionality;</text:p>
      <text:p text:style-name="P24">Third level <text:span text:style-name="T16">will be just minor fixes.</text:span></text:p>
      <text:p text:style-name="P8"><text:soft-page-break/>Commit this doc <text:span text:style-name="T19">(save it first) &amp; version.php (git -m vx.x.x)</text:span></text:p>
      <text:p text:style-name="P10">Save a copy <text:span text:style-name="T5">of this doc &amp; version.php</text:span> in each user library</text:p>
      <text:p text:style-name="P6">Tag with version id <text:span text:style-name="T6">(git tag -m “Version x.x.x” -a vx.x.x &lt;hash of this doc/version commit&gt;)</text:span></text:p>
      <text:p text:style-name="P13">(git stash save)</text:p>
      <text:p text:style-name="P7">Checkout master <text:span text:style-name="T11">(git checkout master)</text:span></text:p>
      <text:p text:style-name="P7">Merge dev <text:span text:style-name="T11">(git merge dev)</text:span></text:p>
      <text:p text:style-name="P7">Push to origin <text:span text:style-name="T14">(git push origin(see .git/config))</text:span><text:span text:style-name="T11"> <text:s/>(git push –tags origin master??)</text:span></text:p>
      <text:p text:style-name="P7">Checkout dev <text:span text:style-name="T12">(git checkout dev)</text:span></text:p>
      <text:p text:style-name="P13">(git stash pop)</text:p>
      <text:p text:style-name="P7">Start re-doing this doc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9-02-26T13:05:21.307906326</dc:date>
    <meta:editing-duration>P5DT10H19M23S</meta:editing-duration>
    <meta:editing-cycles>233</meta:editing-cycles>
    <meta:generator>LibreOffice/6.1.4.2$Linux_X86_64 LibreOffice_project/10$Build-2</meta:generator>
    <meta:print-date>2017-08-31T14:33:30.997374882</meta:print-date>
    <meta:document-statistic meta:table-count="0" meta:image-count="0" meta:object-count="0" meta:page-count="2" meta:paragraph-count="47" meta:word-count="279" meta:character-count="1656" meta:non-whitespace-character-count="1439"/>
  </office:meta>
</office:document-meta>
</file>